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="Linienspitzen_20_3" draw:marker-end-width="0.2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405cm" svg:y1="3.425cm" svg:x2="9.755cm" svg:y2="3.425cm">
          <text:p/>
        </draw:line>
        <draw:g>
          <svg:title>TexMaths</svg:title>
          <svg:desc>14§latex§$U_{i}(t)$§svg§600§FALSE§</svg:desc>
          <draw:g>
            <draw:path draw:style-name="gr2" draw:text-style-name="P2" draw:layer="layout" svg:width="0.958cm" svg:height="0.439cm" svg:x="0.423cm" svg:y="0.897cm" svg:viewBox="0 0 959 440" svg:d="M479 440c-159 0-319 0-479 0 0-147 0-293 0-440 320 0 639 0 959 0 0 147 0 293 0 440-160 0-320 0-480 0z">
              <text:p/>
            </draw:path>
            <draw:path draw:style-name="gr3" draw:text-style-name="P3" draw:layer="layout" svg:width="0.339cm" svg:height="0.344cm" svg:x="0.431cm" svg:y="0.905cm" svg:viewBox="0 0 340 345" svg:d="M278 52c6-21 14-35 53-37 3 0 9-1 9-9 0-2 0-6-6-6-17 0-33 1-50 1s-35-1-52-1c-3 0-8 0-8 10 0 5 4 5 8 5 28 0 34 10 34 21 0 2-2 9-2 10-15 59-30 117-45 176-16 64-72 108-121 108-34 0-60-21-60-65 2-12 0-16 5-37 16-64 32-127 48-190 4-18 5-23 42-23 12 0 17 0 17-9 0-6-6-6-7-6-14 0-51 1-63 1-16 0-49-1-65-1-2 0-8 0-8 10 0 5 4 5 13 5 1 0 11 0 19 0 9 2 13 2 13 9 0 3-6 23-9 35-3 14-6 29-9 43-6 18-28 112-31 120-3 14-3 21-3 29 0 59 45 94 96 94 62 0 122-56 139-120 14-58 29-116 43-173z">
              <text:p/>
            </draw:path>
            <draw:path draw:style-name="gr3" draw:text-style-name="P3" draw:layer="layout" svg:width="0.102cm" svg:height="0.229cm" svg:x="0.75cm" svg:y="1.086cm" svg:viewBox="0 0 103 230" svg:d="M95 13c0-6-4-13-14-13s-19 8-19 20c0 5 4 12 13 12 10 0 20-10 20-19zM24 187c0 4-3 8-3 14 0 17 14 29 34 29 33 0 48-47 48-51 0-6-4-6-5-6-4 0-6 3-7 7-7 27-23 41-36 41-7 0-9-5-9-12 0-8 3-15 6-22 4-10 7-18 11-28 3-7 15-39 17-43 1-3 2-7 2-11 0-16-14-28-33-28-34 0-49 46-49 51s4 5 6 5c4 0 4-2 5-6 10-29 24-42 37-42 5 0 9 3 9 13 0 8-2 12-11 35-7 18-15 36-22 54z">
              <text:p/>
            </draw:path>
            <draw:path draw:style-name="gr3" draw:text-style-name="P3" draw:layer="layout" svg:width="0.112cm" svg:height="0.489cm" svg:x="0.946cm" svg:y="0.872cm" svg:viewBox="0 0 113 490" svg:d="M113 485c0-2 0-2-8-10-62-63-77-155-77-231 0-85 18-170 80-230 5-7 5-7 5-8 0-5-1-6-4-6-6 0-49 34-78 96-25 53-31 108-31 148 0 39 6 98 32 154 30 60 71 92 77 92 3 0 4-1 4-5z">
              <text:p/>
            </draw:path>
            <draw:path draw:style-name="gr3" draw:text-style-name="P3" draw:layer="layout" svg:width="0.149cm" svg:height="0.31cm" svg:x="1.099cm" svg:y="0.933cm" svg:viewBox="0 0 150 311" svg:d="M89 110c16 0 31 0 47 0 9 0 14 0 14-9 0-6-5-6-13-6-14 0-29 0-43 0 16-70 19-80 19-82 0-9-5-13-14-13-1 0-15 0-19 17-7 26-13 52-20 78-15 0-31 0-46 0-10 0-14 0-14 10 0 5 3 5 13 5 14 0 28 0 43 0-35 139-36 147-36 157 0 26 18 44 44 44 51 0 79-71 79-75s-5-4-6-4c-6 0-6 1-8 5-21 52-47 63-63 63-11 0-16-5-16-22 0-11 0-15 3-24 12-48 24-96 36-144z">
              <text:p/>
            </draw:path>
            <draw:path draw:style-name="gr3" draw:text-style-name="P3" draw:layer="layout" svg:width="0.114cm" svg:height="0.489cm" svg:x="1.292cm" svg:y="0.872cm" svg:viewBox="0 0 115 490" svg:d="M115 244c0-37-6-96-33-152-29-60-72-92-76-92-3 0-6 3-6 6 0 1 0 1 10 11 47 47 75 125 75 227 0 84-18 171-78 232-7 7-7 7-7 9s3 5 6 5c4 0 49-33 78-96 25-53 31-108 31-150z">
              <text:p/>
            </draw:path>
          </draw:g>
        </draw:g>
        <draw:line draw:style-name="gr1" draw:text-style-name="P1" draw:layer="layout" svg:x1="1.618cm" svg:y1="6.15cm" svg:x2="1.618cm" svg:y2="0.4cm">
          <text:p/>
        </draw:line>
        <draw:path draw:style-name="gr4" draw:text-style-name="P1" draw:layer="layout" svg:width="3.05cm" svg:height="1.548cm" draw:transform="rotate (0.58800142499689) translate (1.96153741897867cm 2.61230406599669cm)" svg:viewBox="0 0 3051 1549" svg:d="M0 971c1248 832 1456 970 3051-971">
          <text:p/>
        </draw:path>
        <draw:path draw:style-name="gr4" draw:text-style-name="P1" draw:layer="layout" svg:width="3.05cm" svg:height="1.549cm" draw:transform="rotate (-2.5537657615181) translate (7.33861688053462cm 4.24823298568826cm)" svg:viewBox="0 0 3051 1550" svg:d="M0 971c1248 832 1456 971 3051-971">
          <text:p/>
        </draw:path>
        <draw:line draw:style-name="gr4" draw:text-style-name="P1" draw:layer="layout" svg:x1="4.5cm" svg:y1="0.9cm" svg:x2="4.8cm" svg:y2="5.9cm">
          <text:p/>
        </draw:line>
        <draw:g>
          <svg:title>TexMaths</svg:title>
          <svg:desc>14§latex§$\times$§svg§600§TRUE§</svg:desc>
          <draw:g>
            <draw:path draw:style-name="gr3" draw:text-style-name="P3" draw:layer="layout" svg:width="0.234cm" svg:height="0.234cm" svg:x="4.54cm" svg:y="3.32cm" svg:viewBox="0 0 235 235" svg:d="M117 104c-32-32-65-65-97-97-6-6-7-7-10-7-6 0-10 4-10 10 0 4 0 4 6 9 32 33 65 65 97 98-32 33-65 66-97 99-6 5-6 5-6 9 0 6 4 10 10 10 3 0 4-1 10-7 32-32 65-65 97-97 34 34 68 68 102 101 2 1 4 3 7 3 5 0 9-4 9-10 0-1 0-2-1-5-1-1-78-78-103-103 30-30 59-59 89-89 3-3 10-9 13-11 0-2 2-3 2-7 0-6-4-10-9-10-4 0-6 3-11 7-33 32-65 65-98 97z">
              <text:p/>
            </draw:path>
          </draw:g>
        </draw:g>
        <draw:g>
          <svg:title>TexMaths</svg:title>
          <svg:desc>14§latex§$t$§svg§600§FALSE§</svg:desc>
          <draw:g>
            <draw:path draw:style-name="gr2" draw:text-style-name="P2" draw:layer="layout" svg:width="0.109cm" svg:height="0.26cm" svg:x="9.137cm" svg:y="3.598cm" svg:viewBox="0 0 110 261" svg:d="M54 261c-18 0-36 0-54 0 0-87 0-174 0-261 37 0 73 0 110 0 0 87 0 174 0 261-19 0-37 0-56 0z">
              <text:p/>
            </draw:path>
            <draw:path draw:style-name="gr3" draw:text-style-name="P3" draw:layer="layout" svg:width="0.147cm" svg:height="0.31cm" svg:x="9.123cm" svg:y="3.573cm" svg:viewBox="0 0 148 311" svg:d="M89 110c15 0 29 0 44 0 10 0 15 0 15-10 0-5-5-5-14-5-13 0-27 0-41 0 17-68 19-78 19-81 0-8-5-14-14-14-1 0-15 1-19 18-6 26-13 51-19 77-15 0-30 0-45 0-9 0-15 0-15 10 0 5 4 5 14 5 14 0 28 0 41 0-34 138-36 147-36 157 0 26 18 44 45 44 50 0 76-71 76-75s-3-4-6-4c-4 0-4 1-6 5-21 52-46 63-63 63-11 0-15-6-15-22 0-11 1-16 3-24 12-48 24-96 36-144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2-11T21:47:54.068468683</dc:date>
    <meta:editing-duration>PT7H12M37S</meta:editing-duration>
    <meta:editing-cycles>44</meta:editing-cycles>
    <meta:generator>LibreOffice/7.3.7.2$Linux_X86_64 LibreOffice_project/30$Build-2</meta:generator>
    <meta:document-statistic meta:object-count="20"/>
  </office:meta>
</office:document-meta>
</file>